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B0000017087AE4DFFB9A4D4EC.png" manifest:media-type="image/png"/>
  <manifest:file-entry manifest:full-path="Pictures/100000000000038E0000022006FE2E325814F075.png" manifest:media-type="image/png"/>
  <manifest:file-entry manifest:full-path="Pictures/10000000000002760000015E89CAC4C21BED97BE.png" manifest:media-type="image/png"/>
  <manifest:file-entry manifest:full-path="Pictures/100000000000028F000001CC0191750790C413C7.png" manifest:media-type="image/png"/>
  <manifest:file-entry manifest:full-path="Pictures/10000000000002B90000021FE772A74B9BC03CDB.png" manifest:media-type="image/png"/>
  <manifest:file-entry manifest:full-path="Pictures/10000000000002DE000001AFD4E7DC9A27220DBF.png" manifest:media-type="image/png"/>
  <manifest:file-entry manifest:full-path="Pictures/100000000000017D000000E3EBC6BD57DF4FCE91.png" manifest:media-type="image/png"/>
  <manifest:file-entry manifest:full-path="Pictures/10000000000003820000014F6B1FCE9D1DBE6E5F.png" manifest:media-type="image/png"/>
  <manifest:file-entry manifest:full-path="Pictures/1000000000000220000001C901B6677F2A9E66B2.png" manifest:media-type="image/png"/>
  <manifest:file-entry manifest:full-path="Pictures/10000000000001D1000000CD690D78F57B590E27.png" manifest:media-type="image/png"/>
  <manifest:file-entry manifest:full-path="Pictures/100000000000018F000000CDB741B02278BD496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emiCondensed" svg:font-family="'Noto Sans SemiCondensed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1" text:anchor-type="char" svg:x="0.5807in" svg:y="0.0543in" svg:width="4.8236in" svg:height="2.7366in" draw:z-index="0"><draw:image xlink:href="Pictures/100000000000018F000000CDB741B02278BD496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2" text:anchor-type="char" svg:x="0.2472in" svg:y="0.1339in" svg:width="5.9693in" svg:height="3.5736in" draw:z-index="1"><draw:image xlink:href="Pictures/10000000000001D1000000CD690D78F57B590E2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Image3" text:anchor-type="char" svg:x="0.1799in" svg:y="0.0728in" svg:width="5.672in" svg:height="3.1839in" draw:z-index="2"><draw:image xlink:href="Pictures/1000000000000220000001C901B6677F2A9E66B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4" text:anchor-type="char" svg:x="0.0181in" svg:y="0.0362in" svg:width="6.2925in" svg:height="4.0346in" draw:z-index="3"><draw:image xlink:href="Pictures/100000000000017D000000E3EBC6BD57DF4FCE9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5" draw:name="Image5" text:anchor-type="char" svg:width="6.6929in" svg:height="5.2138in" draw:z-index="4"><draw:image xlink:href="Pictures/10000000000002B90000021FE772A74B9BC03CDB.png" xlink:type="simple" xlink:show="embed" xlink:actuate="onLoad" draw:mime-type="image/png"/></draw:frame><text:line-break/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6" text:anchor-type="char" svg:x="0in" svg:y="0.198in" svg:width="6.6929in" svg:height="8.4807in" draw:z-index="5"><draw:image xlink:href="Pictures/100000000000028F000001CC0191750790C413C7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5" draw:name="Image7" text:anchor-type="char" svg:width="6.6929in" svg:height="8.178in" draw:z-index="6"><draw:image xlink:href="Pictures/100000000000038E0000022006FE2E325814F07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4" draw:name="Image8" text:anchor-type="char" svg:width="6.4252in" svg:height="8.0728in" draw:z-index="7"><draw:image xlink:href="Pictures/100000000000032B0000017087AE4DFFB9A4D4E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3" draw:name="Image9" text:anchor-type="char" svg:x="0in" svg:y="0.9165in" svg:width="6.6929in" svg:height="5.5201in" draw:z-index="8"><draw:image xlink:href="Pictures/10000000000003820000014F6B1FCE9D1DBE6E5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2" draw:name="Image10" text:anchor-type="char" svg:width="6.6929in" svg:height="7.2882in" draw:z-index="9"><draw:image xlink:href="Pictures/10000000000002DE000001AFD4E7DC9A27220DB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11" text:anchor-type="char" svg:width="6.5626in" svg:height="7.5457in" draw:z-index="10"><draw:image xlink:href="Pictures/10000000000002760000015E89CAC4C21BED97B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emiCondensed" svg:font-family="'Noto Sans SemiCondense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SemiCondensed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SemiCondensed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emiCondensed" style:font-family-asian="'Noto Sans SemiCondensed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20:41:22.196220373</meta:creation-date>
    <dc:date>2024-02-27T22:09:22.147912576</dc:date>
    <meta:editing-duration>PT1H28M</meta:editing-duration>
    <meta:editing-cycles>1</meta:editing-cycles>
    <meta:document-statistic meta:table-count="0" meta:image-count="11" meta:object-count="0" meta:page-count="9" meta:paragraph-count="1" meta:word-count="0" meta:character-count="2" meta:non-whitespace-character-count="0"/>
    <meta:generator>LibreOffice/7.4.7.2$Linux_X86_64 LibreOffice_project/40$Build-2</meta:generator>
  </office:meta>
</office:document-meta>
</file>